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"/>
    <style:font-face style:name="Ubuntu" svg:font-family="Ubuntu, sans-serif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c2e31" style:font-name="Ubuntu" fo:font-size="28.5pt" fo:letter-spacing="normal" fo:font-style="normal" fo:font-weight="normal"/>
    </style:style>
    <style:style style:name="T2" style:family="text">
      <style:text-properties fo:font-variant="normal" fo:text-transform="none" fo:color="#202124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3f3f3f" style:font-name="Open Sans" fo:font-size="9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ichard Peters</text:span> </text:p>
      <text:p text:style-name="P1"/>
      <text:p text:style-name="P1"><text:span text:style-name="T1">richard.peters@example.com</text:span> </text:p>
      <text:p text:style-name="P1"/>
      <text:p text:style-name="P1"><text:span text:style-name="T1">6/7/1975</text:span> </text:p>
      <text:p text:style-name="P1"/>
      <text:p text:style-name="P1"><text:span text:style-name="T1">5269 Crockett St</text:span> </text:p>
      <text:p text:style-name="P1"/>
      <text:p text:style-name="P1"><text:span text:style-name="T1">(713) 750-4441</text:span> </text:p>
      <text:p text:style-name="P1"/>
      <text:p text:style-name="P1"><text:span text:style-name="T1">sithlord</text:span> </text:p>
      <text:p text:style-name="P1"/>
      <text:p text:style-name="P1"/>
      <text:p text:style-name="P1">acerca de</text:p>
      <text:p text:style-name="P1"/>
      <text:p text:style-name="P1">educación</text:p>
      <text:p text:style-name="P1"/>
      <text:p text:style-name="P1">de zavala elementary</text:p>
      <text:p text:style-name="P1"/>
      <text:p text:style-name="P1">dagget middle school</text:p>
      <text:p text:style-name="P1"/>
      <text:p text:style-name="P1"><text:span text:style-name="T2">RL Paschal High School</text:span> </text:p>
      <text:p text:style-name="P1"/>
      <text:p text:style-name="P1">Franklyn university</text:p>
      <text:p text:style-name="P1"><text:span text:style-name="T3">Computer and Information Sciences and Support Services</text:span>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"/>
    <style:font-face style:name="Ubuntu" svg:font-family="Ubuntu, sans-serif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27T17:00:28.98</meta:creation-date>
    <dc:date>2023-02-07T16:05:09.09</dc:date>
    <meta:editing-duration>PT1H55M42S</meta:editing-duration>
    <meta:editing-cycles>3</meta:editing-cycles>
    <meta:generator>OpenOffice/4.1.10$Win32 OpenOffice.org_project/4110m2$Build-9807</meta:generator>
    <meta:document-statistic meta:table-count="0" meta:image-count="0" meta:object-count="0" meta:page-count="1" meta:paragraph-count="13" meta:word-count="32" meta:character-count="247"/>
  </office:meta>
</office:document-meta>
</file>